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28.76cm" fo:margin-left="-1.498cm" table:align="left" style:shadow="none" style:may-break-between-rows="true" table:border-model="collapsing"/>
    </style:style>
    <style:style style:name="Table2.A" style:family="table-column">
      <style:table-column-properties style:column-width="0.496cm"/>
    </style:style>
    <style:style style:name="Table2.B" style:family="table-column">
      <style:table-column-properties style:column-width="1.002cm"/>
    </style:style>
    <style:style style:name="Table2.E" style:family="table-column">
      <style:table-column-properties style:column-width="1.406cm"/>
    </style:style>
    <style:style style:name="Table2.Z" style:family="table-column">
      <style:table-column-properties style:column-width="1.39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X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A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1.084cm" style:rel-column-width="6357*"/>
    </style:style>
    <style:style style:name="Table1.B" style:family="table-column">
      <style:table-column-properties style:column-width="14.616cm" style:rel-column-width="8383*"/>
    </style:style>
    <style:style style:name="Table1.1" style:family="table-row"/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6.923cm" style:rel-column-width="3971*"/>
    </style:style>
    <style:style style:name="Table3.B" style:family="table-column">
      <style:table-column-properties style:column-width="6.618cm" style:rel-column-width="3796*"/>
    </style:style>
    <style:style style:name="Table3.C" style:family="table-column">
      <style:table-column-properties style:column-width="12.158cm" style:rel-column-width="6973*"/>
    </style:style>
    <style:style style:name="Table3.1" style:family="table-row">
      <style:table-row-properties style:min-row-height="0.577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8pt" officeooo:rsid="0018db8f" style:font-size-asian="8pt" style:font-size-complex="8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9.225cm"/>
        </style:tab-stops>
      </style:paragraph-properties>
      <style:text-properties style:font-name="Times New Roman" fo:font-size="8pt" fo:font-weight="bold" officeooo:paragraph-rsid="034b53a4" style:font-size-asian="8pt" style:font-weight-asian="bold" style:font-size-complex="8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9.225cm"/>
        </style:tab-stops>
      </style:paragraph-properties>
      <style:text-properties fo:color="#000000" loext:opacity="100%" style:font-name="Times New Roman" fo:font-size="8pt" fo:font-weight="bold" officeooo:paragraph-rsid="034b53a4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-0.199cm" fo:margin-right="0cm" fo:text-indent="0cm" style:auto-text-indent="false" style:writing-mode="lr-tb">
        <style:tab-stops>
          <style:tab-stop style:position="9.225cm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Standard">
      <style:paragraph-properties fo:margin-left="-0.159cm" fo:margin-right="0cm" fo:text-indent="0cm" style:auto-text-indent="false" style:writing-mode="lr-tb">
        <style:tab-stops>
          <style:tab-stop style:position="9.225cm"/>
        </style:tab-stops>
      </style:paragraph-properties>
      <style:text-properties style:font-name="Times New Roman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8pt" fo:font-style="normal" fo:text-shadow="none" style:text-underline-style="none" fo:font-weight="normal" fo:background-color="transparent" style:font-size-asian="8pt" style:language-asian="en" style:country-asian="IN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8pt" fo:font-style="normal" fo:text-shadow="none" style:text-underline-style="none" fo:font-weight="normal" fo:background-color="transparent" style:font-size-asian="8pt" style:language-asian="en" style:country-asian="IN" style:font-style-asian="normal" style:font-weight-asian="normal" style:font-size-complex="8pt" style:font-style-complex="normal" style:font-weight-complex="normal" style:text-rotation-angle="90" style:text-rotation-scale="line-height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rotation-angle="90" style:text-rotation-scale="line-height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8pt" fo:font-style="normal" fo:text-shadow="none" style:text-underline-style="none" fo:font-weight="normal" officeooo:paragraph-rsid="0253b8c1" fo:background-color="transparent" style:font-size-asian="8pt" style:language-asian="en" style:country-asian="IN" style:font-style-asian="normal" style:font-weight-asian="normal" style:font-size-complex="8pt" style:font-style-complex="normal" style:font-weight-complex="normal" style:text-rotation-angle="90" style:text-rotation-scale="line-height" style:text-overline-style="none" style:text-overline-color="font-color"/>
    </style:style>
    <style:style style:name="P12" style:family="paragraph" style:parent-style-name="Standard">
      <style:paragraph-properties fo:margin-left="0.199cm" fo:margin-right="0.199cm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" fo:font-size="8pt" fo:font-style="normal" fo:text-shadow="none" style:text-underline-style="none" fo:font-weight="normal" officeooo:paragraph-rsid="010a4c99" fo:background-color="transparent" style:font-size-asian="8pt" style:font-style-asian="normal" style:font-weight-asian="normal" style:font-size-complex="8pt" style:font-style-complex="normal" style:font-weight-complex="normal" style:text-rotation-angle="90" style:text-rotation-scale="line-height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3ad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f40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8pt" fo:font-style="normal" fo:text-shadow="none" style:text-underline-style="none" fo:font-weight="normal" officeooo:paragraph-rsid="02f405b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12db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33f2c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font-name="Times New Roman" fo:font-size="8pt" officeooo:paragraph-rsid="008cfb21" style:font-size-asian="8pt" style:font-size-complex="8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8pt" fo:font-weight="bold" officeooo:paragraph-rsid="0139004b" style:font-size-asian="8pt" style:language-asian="en" style:country-asian="IN" style:font-weight-asian="bold" style:font-size-complex="8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8pt" fo:font-weight="bold" officeooo:paragraph-rsid="0139004b" style:font-size-asian="8pt" style:language-asian="en" style:country-asian="IN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paragraph-rsid="0139004b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8pt" fo:font-style="normal" fo:text-shadow="none" style:text-underline-style="none" fo:font-weight="normal" officeooo:paragraph-rsid="00adaa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8pt" officeooo:paragraph-rsid="00adaa07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8pt" fo:font-weight="bold" officeooo:paragraph-rsid="022d09f0" style:font-size-asian="8pt" style:language-asian="en" style:country-asian="IN" style:font-weight-asian="bold" style:font-size-complex="8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8pt" officeooo:paragraph-rsid="022d09f0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8pt" officeooo:paragraph-rsid="022d09f0" style:font-size-asian="8pt" style:font-size-complex="8pt"/>
    </style:style>
    <style:style style:name="P30" style:family="paragraph" style:parent-style-name="Table_20_Contents">
      <style:text-properties officeooo:paragraph-rsid="00217ffa"/>
    </style:style>
    <style:style style:name="P31" style:family="paragraph" style:parent-style-name="Table_20_Contents">
      <style:text-properties style:font-name="Times New Roman" fo:font-size="8pt" officeooo:paragraph-rsid="00217ffa" style:font-size-asian="8pt" style:font-size-complex="8pt"/>
    </style:style>
    <style:style style:name="P32" style:family="paragraph" style:parent-style-name="Standard">
      <style:text-properties style:font-name="Times New Roman" fo:font-size="8pt" officeooo:paragraph-rsid="02d77b31" style:font-size-asian="8pt" style:font-size-complex="8pt"/>
    </style:style>
    <style:style style:name="P33" style:family="paragraph" style:parent-style-name="Standard">
      <style:text-properties style:font-name="Times New Roman" fo:font-size="8pt" style:font-size-asian="8pt" style:font-size-complex="8pt"/>
    </style:style>
    <style:style style:name="T1" style:family="text">
      <style:text-properties style:font-name="Times New Roman" fo:font-size="8pt" officeooo:rsid="0018db8f" style:font-size-asian="8pt" style:font-size-complex="8pt"/>
    </style:style>
    <style:style style:name="T2" style:family="text">
      <style:text-properties style:font-name="Times New Roman" fo:font-size="9pt" fo:font-weight="bold" style:font-size-asian="9pt" style:font-weight-asian="bold" style:font-size-complex="9pt"/>
    </style:style>
    <style:style style:name="T3" style:family="text">
      <style:text-properties style:font-name="Times New Roman" fo:font-size="9pt" fo:font-weight="bold" style:font-size-asian="9pt" style:font-weight-asian="bold" style:font-size-complex="9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fo:font-weight="bold" officeooo:rsid="03104c09" style:font-weight-asian="bold" style:font-weight-complex="bold"/>
    </style:style>
    <style:style style:name="T6" style:family="text">
      <style:text-properties fo:font-weight="bold" style:font-family-asian="'Times New Roman'" style:font-family-generic-asian="system" style:font-pitch-asian="variable" style:font-weight-asian="bold" style:font-weight-complex="bold"/>
    </style:style>
    <style:style style:name="T7" style:family="text">
      <style:text-properties style:font-name="Times New Roman" fo:font-size="9pt" style:font-size-asian="9pt" style:font-size-complex="9pt"/>
    </style:style>
    <style:style style:name="T8" style:family="text">
      <style:text-properties fo:color="#000000" loext:opacity="100%" style:font-name="Times New Roman" fo:font-size="8pt" fo:font-weight="bold" style:font-size-asian="8pt" style:language-asian="en" style:country-asian="IN" style:font-weight-asian="bold" style:font-size-complex="8pt" style:font-weight-complex="bold"/>
    </style:style>
    <style:style style:name="T9" style:family="text">
      <style:text-properties fo:font-weight="bold" style:language-asian="en" style:country-asian="IN" style:font-weight-asian="bold" style:font-weight-complex="bold"/>
    </style:style>
    <style:style style:name="T10" style:family="text">
      <style:text-properties style:font-name="Times New Roman" fo:font-size="8pt" style:font-size-asian="8pt" style:font-size-complex="8pt"/>
    </style:style>
    <style:style style:name="T11" style:family="text">
      <style:text-properties style:font-name="Times New Roman" fo:font-size="8pt" style:text-underline-style="solid" style:text-underline-type="double" style:text-underline-width="auto" style:text-underline-color="font-color" officeooo:rsid="01ead926" style:font-size-asian="8pt" style:font-size-complex="8pt"/>
    </style:style>
    <style:style style:name="T12" style:family="text">
      <style:text-properties style:font-name="Times New Roman" fo:font-size="8pt" officeooo:rsid="00323881" style:font-size-asian="8pt" style:font-size-complex="8pt"/>
    </style:style>
    <style:style style:name="T13" style:family="text">
      <style:text-properties style:font-name="Times New Roman" fo:font-size="8pt" style:text-underline-style="solid" style:text-underline-type="double" style:text-underline-width="auto" style:text-underline-color="font-color" officeooo:rsid="0200cac1" style:font-size-asian="8pt" style:font-size-complex="8pt"/>
    </style:style>
    <style:style style:name="T14" style:family="text">
      <style:text-properties style:font-name="Times New Roman" fo:font-size="8pt" officeooo:rsid="00b30f0d" style:font-size-asian="8pt" style:font-size-complex="8pt"/>
    </style:style>
    <style:style style:name="T15" style:family="text">
      <style:text-properties fo:font-variant="normal" fo:text-transform="none" fo:color="#495057" loext:opacity="100%" fo:letter-spacing="normal" fo:font-style="normal" fo:font-weight="bold"/>
    </style:style>
    <style:style style:name="T16" style:family="text">
      <style:text-properties fo:color="#000000" loext:opacity="100%" fo:font-weight="bold" style:language-asian="en" style:country-asian="IN" style:font-weight-asian="bold" style:font-weight-complex="bold"/>
    </style:style>
    <style:style style:name="T17" style:family="text">
      <style:text-properties style:font-name="Times New Roman" fo:font-size="8pt" officeooo:rsid="0020b4c8" style:font-size-asian="8pt" style:font-size-complex="8pt"/>
    </style:style>
    <style:style style:name="T18" style:family="text">
      <style:text-properties style:font-name="Times New Roman" fo:font-size="8pt" officeooo:rsid="002367c0" style:font-size-asian="8pt" style:font-size-complex="8pt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.15cm" fo:border="0.06pt solid #000000" draw:wrap-influence-on-position="once-concurrent" loext:allow-overlap="true" draw:textarea-vertical-align="middle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pacing" text:name="py3o.line.spacing"/>
        <text:user-field-decl office:value-type="string" office:string-value="Sr. No" text:name="py3o.line.sr_no"/>
        <text:user-field-decl office:value-type="float" office:value="0" text:name="py3o.line.resistivity_n1"/>
        <text:user-field-decl office:value-type="float" office:value="0" text:name="py3o.line.resistivity_n2"/>
        <text:user-field-decl office:value-type="float" office:value="0" text:name="py3o.line.resistivity_n"/>
        <text:user-field-decl office:value-type="float" office:value="0" text:name="py3o.line.resistivity_ne1"/>
        <text:user-field-decl office:value-type="float" office:value="0" text:name="py3o.line.resistivity_ne2"/>
        <text:user-field-decl office:value-type="float" office:value="0" text:name="py3o.line.resistivity_ne"/>
        <text:user-field-decl office:value-type="float" office:value="0" text:name="py3o.line.resistivity_e1"/>
        <text:user-field-decl office:value-type="float" office:value="0" text:name="py3o.line.resistivity_e2"/>
        <text:user-field-decl office:value-type="float" office:value="0" text:name="py3o.line.resistivity_e"/>
        <text:user-field-decl office:value-type="float" office:value="0" text:name="py3o.line.resistivity_se1"/>
        <text:user-field-decl office:value-type="float" office:value="0" text:name="py3o.line.resistivity_se2"/>
        <text:user-field-decl office:value-type="float" office:value="0" text:name="py3o.line.resistivity_se"/>
        <text:user-field-decl office:value-type="float" office:value="0" text:name="py3o.line.resistivity_s1"/>
        <text:user-field-decl office:value-type="float" office:value="0" text:name="py3o.line.resistivity_s2"/>
        <text:user-field-decl office:value-type="float" office:value="0" text:name="py3o.line.resistivity_s"/>
        <text:user-field-decl office:value-type="float" office:value="0" text:name="py3o.line.resistivity_sw1"/>
        <text:user-field-decl office:value-type="float" office:value="0" text:name="py3o.line.resistivity_sw2"/>
        <text:user-field-decl office:value-type="float" office:value="0" text:name="py3o.line.resistivity_sw"/>
        <text:user-field-decl office:value-type="float" office:value="0" text:name="py3o.line.resistivity_w1"/>
        <text:user-field-decl office:value-type="float" office:value="0" text:name="py3o.line.resistivity_w2"/>
        <text:user-field-decl office:value-type="float" office:value="0" text:name="py3o.line.resistivity_w"/>
        <text:user-field-decl office:value-type="float" office:value="0" text:name="py3o.line.resistivity_nw1"/>
        <text:user-field-decl office:value-type="float" office:value="0" text:name="py3o.line.resistivity_nw2"/>
        <text:user-field-decl office:value-type="float" office:value="0" text:name="py3o.line.resistivity_nw"/>
        <text:user-field-decl office:value-type="float" office:value="0" text:name="py3o.line.equivalent_radius"/>
        <text:user-field-decl office:value-type="string" office:string-value="pin_spacing" text:name="py3o.line.pin_spacing"/>
        <text:user-field-decl office:value-type="string" office:string-value="ert_recommended" text:name="py3o.obj.ert_recommended"/>
        <text:user-field-decl office:value-type="string" office:string-value="class_of_soil" text:name="py3o.obj.class_of_soil"/>
        <text:user-field-decl office:value-type="string" office:string-value="Sr. No" text:name="py3o.line.sr_no_label"/>
        <text:user-field-decl office:value-type="float" office:value="0" text:name="py3o.obj.avg_equivalent_radius"/>
        <text:user-field-decl office:value-type="float" office:value="0" text:name="py3o.obj.ert_point"/>
        <text:user-field-decl office:value-type="float" office:value="0" text:name="py3o.obj.factor_multiplied"/>
        <text:user-field-decl office:value-type="float" office:value="0" text:name="py3o.obj.temperature_site"/>
        <text:user-field-decl office:value-type="float" office:value="0" text:name="py3o.obj.last_weather"/>
        <text:user-field-decl office:value-type="float" office:value="0" text:name="py3o.obj.current"/>
        <text:user-field-decl office:value-type="float" office:value="0" text:name="py3o.obj.voltage"/>
        <text:user-field-decl office:value-type="float" office:value="0" text:name="py3o.obj.present_weather"/>
      </text:user-field-decls>
      <text:p text:style-name="Standard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"/>
      <text:p text:style-name="P2" loext:marker-style-name="T2">SOIL RESISTIVITY</text:p>
      <text:p text:style-name="P3" loext:marker-style-name="T2">(ERT-<text:user-field-get style:data-style-name="N0" text:name="py3o.obj.ert_point">0</text:user-field-get>)</text:p>
      <text:p text:style-name="P4" loext:marker-style-name="T3"><text:span text:style-name="T4">Multiplication factor = </text:span><text:span text:style-name="T4"><text:user-field-get style:data-style-name="N0" text:name="py3o.obj.factor_multiplied">0</text:user-field-get></text:span><text:span text:style-name="T4"><text:tab/><text:tab/><text:tab/><text:tab/><text:tab/><text:tab/>Current = </text:span><text:span text:style-name="T4"><text:user-field-get style:data-style-name="N0" text:name="py3o.obj.current">0</text:user-field-get></text:span></text:p>
      <text:p text:style-name="P4" loext:marker-style-name="T3"><text:span text:style-name="T4">Temperature at site =</text:span><text:span text:style-name="T4"><text:user-field-get style:data-style-name="N0" text:name="py3o.obj.temperature_site">0</text:user-field-get></text:span><text:span text:style-name="T5">o </text:span><text:span text:style-name="T6">C</text:span><text:span text:style-name="T4"><text:tab/><text:tab/><text:tab/><text:tab/><text:tab/><text:tab/>Voltage = </text:span><text:span text:style-name="T4"><text:user-field-get style:data-style-name="N0" text:name="py3o.obj.voltage">0</text:user-field-get></text:span></text:p>
      <text:p text:style-name="P5" loext:marker-style-name="T7"><text:span text:style-name="T4">Last 2 days weather: </text:span><text:span text:style-name="T4"><text:user-field-get style:data-style-name="N0" text:name="py3o.obj.last_weather">0</text:user-field-get></text:span><text:span text:style-name="T4"><text:tab/><text:tab/><text:tab/><text:tab/><text:tab/><text:tab/>present weather: </text:span><text:span text:style-name="T4"><text:user-field-get style:data-style-name="N0" text:name="py3o.obj.present_weather">0</text:user-field-get></text:span></text:p>
      <table:table table:name="Table2" table:style-name="Table2" table:template-name="Default Style">
        <table:table-column table:style-name="Table2.A"/>
        <table:table-column table:style-name="Table2.B" table:number-columns-repeated="3"/>
        <table:table-column table:style-name="Table2.E"/>
        <table:table-column table:style-name="Table2.B" table:number-columns-repeated="2"/>
        <table:table-column table:style-name="Table2.E"/>
        <table:table-column table:style-name="Table2.B" table:number-columns-repeated="2"/>
        <table:table-column table:style-name="Table2.E"/>
        <table:table-column table:style-name="Table2.B" table:number-columns-repeated="2"/>
        <table:table-column table:style-name="Table2.E"/>
        <table:table-column table:style-name="Table2.B" table:number-columns-repeated="2"/>
        <table:table-column table:style-name="Table2.E"/>
        <table:table-column table:style-name="Table2.B" table:number-columns-repeated="2"/>
        <table:table-column table:style-name="Table2.E"/>
        <table:table-column table:style-name="Table2.B" table:number-columns-repeated="2"/>
        <table:table-column table:style-name="Table2.E"/>
        <table:table-column table:style-name="Table2.B" table:number-columns-repeated="2"/>
        <table:table-column table:style-name="Table2.Z"/>
        <table:table-row table:style-name="Table2.1">
          <table:table-cell table:style-name="Table2.A1" table:number-rows-spanned="3" office:value-type="string">
            <text:p text:style-name="P6"/>
            <text:p text:style-name="P7">S. No.</text:p>
          </table:table-cell>
          <table:table-cell table:style-name="Table2.A1" table:number-rows-spanned="3" office:value-type="string">
            <text:p text:style-name="P8"/>
            <text:p text:style-name="P9">Distance</text:p>
          </table:table-cell>
          <table:table-cell table:style-name="Table2.C1" table:number-columns-spanned="24" office:value-type="string">
            <text:p text:style-name="P6">Corrected data at each direc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 table:style-name="Table2.A2"/>
          <table:covered-table-cell table:style-name="Table2.A2"/>
          <table:table-cell table:style-name="Table2.A2" table:number-columns-spanned="3" office:value-type="string">
            <text:p text:style-name="P10">North</text:p>
          </table:table-cell>
          <table:covered-table-cell/>
          <table:covered-table-cell/>
          <table:table-cell table:style-name="Table2.A2" table:number-columns-spanned="3" office:value-type="string">
            <text:p text:style-name="P10">North-East</text:p>
          </table:table-cell>
          <table:covered-table-cell/>
          <table:covered-table-cell/>
          <table:table-cell table:style-name="Table2.A2" table:number-columns-spanned="3" office:value-type="string">
            <text:p text:style-name="P10">East</text:p>
          </table:table-cell>
          <table:covered-table-cell/>
          <table:covered-table-cell/>
          <table:table-cell table:style-name="Table2.A2" table:number-columns-spanned="3" office:value-type="string">
            <text:p text:style-name="P10">South-East</text:p>
          </table:table-cell>
          <table:covered-table-cell/>
          <table:covered-table-cell/>
          <table:table-cell table:style-name="Table2.A2" table:number-columns-spanned="3" office:value-type="string">
            <text:p text:style-name="P10">South</text:p>
          </table:table-cell>
          <table:covered-table-cell/>
          <table:covered-table-cell/>
          <table:table-cell table:style-name="Table2.A2" table:number-columns-spanned="3" office:value-type="string">
            <text:p text:style-name="P10">South-West</text:p>
          </table:table-cell>
          <table:covered-table-cell/>
          <table:covered-table-cell/>
          <table:table-cell table:style-name="Table2.A2" table:number-columns-spanned="3" office:value-type="string">
            <text:p text:style-name="P10">West</text:p>
          </table:table-cell>
          <table:covered-table-cell/>
          <table:covered-table-cell/>
          <table:table-cell table:style-name="Table2.X2" table:number-columns-spanned="3" office:value-type="string">
            <text:p text:style-name="P10">North-West</text:p>
          </table:table-cell>
          <table:covered-table-cell/>
          <table:covered-table-cell/>
        </table:table-row>
        <table:table-row table:style-name="Table2.1">
          <table:covered-table-cell table:style-name="Table2.A2"/>
          <table:covered-table-cell table:style-name="Table2.A2"/>
          <table:table-cell table:style-name="Table2.A2" office:value-type="string">
            <text:p text:style-name="P11">Resistance (Ω) (site reading) </text:p>
          </table:table-cell>
          <table:table-cell table:style-name="Table2.A2" office:value-type="string">
            <text:p text:style-name="P8">Correct Resistance (Ω)</text:p>
          </table:table-cell>
          <table:table-cell table:style-name="Table2.A2" office:value-type="string">
            <text:p text:style-name="P12" loext:marker-style-name="T8"><text:span text:style-name="T9">Resistivity (Ω-m)</text:span></text:p>
          </table:table-cell>
          <table:table-cell table:style-name="Table2.A2" office:value-type="string">
            <text:p text:style-name="P8">Resistance (Ω) (site reading)</text:p>
          </table:table-cell>
          <table:table-cell table:style-name="Table2.A2" office:value-type="string">
            <text:p text:style-name="P8">Correct Resistance (Ω)</text:p>
          </table:table-cell>
          <table:table-cell table:style-name="Table2.A2" office:value-type="string">
            <text:p text:style-name="P12" loext:marker-style-name="T8"><text:span text:style-name="T9">Resistivity (Ω-m)</text:span></text:p>
          </table:table-cell>
          <table:table-cell table:style-name="Table2.A2" office:value-type="string">
            <text:p text:style-name="P8">Resistance (Ω) (site reading)</text:p>
          </table:table-cell>
          <table:table-cell table:style-name="Table2.A2" office:value-type="string">
            <text:p text:style-name="P8">Correct Resistance (Ω)</text:p>
          </table:table-cell>
          <table:table-cell table:style-name="Table2.A2" office:value-type="string">
            <text:p text:style-name="P12" loext:marker-style-name="T8"><text:span text:style-name="T9">Resistivity (Ω-m)</text:span></text:p>
          </table:table-cell>
          <table:table-cell table:style-name="Table2.A2" office:value-type="string">
            <text:p text:style-name="P11">Resistance (Ω) (site reading)</text:p>
          </table:table-cell>
          <table:table-cell table:style-name="Table2.A2" office:value-type="string">
            <text:p text:style-name="P8">Correct Resistance (Ω)</text:p>
          </table:table-cell>
          <table:table-cell table:style-name="Table2.A2" office:value-type="string">
            <text:p text:style-name="P12" loext:marker-style-name="T8"><text:span text:style-name="T9">Resistivity (Ω-m)</text:span></text:p>
          </table:table-cell>
          <table:table-cell table:style-name="Table2.A2" office:value-type="string">
            <text:p text:style-name="P8">Resistance (Ω) (site reading)</text:p>
          </table:table-cell>
          <table:table-cell table:style-name="Table2.A2" office:value-type="string">
            <text:p text:style-name="P8">Correct Resistance (Ω)</text:p>
          </table:table-cell>
          <table:table-cell table:style-name="Table2.A2" office:value-type="string">
            <text:p text:style-name="P12" loext:marker-style-name="T8"><text:span text:style-name="T9">Resistivity (Ω-m)</text:span></text:p>
          </table:table-cell>
          <table:table-cell table:style-name="Table2.A2" office:value-type="string">
            <text:p text:style-name="P8">Resistance (Ω) (site reading)</text:p>
          </table:table-cell>
          <table:table-cell table:style-name="Table2.A2" office:value-type="string">
            <text:p text:style-name="P8">Correct Resistance (Ω)</text:p>
          </table:table-cell>
          <table:table-cell table:style-name="Table2.A2" office:value-type="string">
            <text:p text:style-name="P12" loext:marker-style-name="T8"><text:span text:style-name="T9">Resistivity (Ω-m)</text:span></text:p>
          </table:table-cell>
          <table:table-cell table:style-name="Table2.A2" office:value-type="string">
            <text:p text:style-name="P8">Resistance (Ω) (site reading)</text:p>
          </table:table-cell>
          <table:table-cell table:style-name="Table2.A2" office:value-type="string">
            <text:p text:style-name="P8">Correct Resistance (Ω)</text:p>
          </table:table-cell>
          <table:table-cell table:style-name="Table2.A2" office:value-type="string">
            <text:p text:style-name="P12" loext:marker-style-name="T8"><text:span text:style-name="T9">Resistivity (Ω-m)</text:span></text:p>
          </table:table-cell>
          <table:table-cell table:style-name="Table2.A2" office:value-type="string">
            <text:p text:style-name="P8">Resistance (Ω) (site reading)</text:p>
          </table:table-cell>
          <table:table-cell table:style-name="Table2.A2" office:value-type="string">
            <text:p text:style-name="P8">Correct Resistance (Ω)</text:p>
          </table:table-cell>
          <table:table-cell table:style-name="Table2.X2" office:value-type="string">
            <text:p text:style-name="P12" loext:marker-style-name="T8"><text:span text:style-name="T9">Resistivity (Ω-m)</text:span></text:p>
          </table:table-cell>
        </table:table-row>
        <table:table-row table:style-name="Table2.1">
          <table:table-cell table:style-name="Table2.A4" table:number-columns-spanned="26" office:value-type="string">
            <text:p text:style-name="P13"><text:a xlink:type="simple" xlink:href="py3o://for=%22line%20in%20obj.line_ids%22" text:style-name="Internet_20_link" text:visited-style-name="Visited_20_Internet_20_Link"><text:span text:style-name="T10">for="line in obj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columns-spanned="26" office:value-type="string">
            <text:p text:style-name="P14"><text:a xlink:type="simple" xlink:href="py3o://if=%22line.sr_no_label%20!=%20'Avg.%20Resistivity'%22" text:style-name="Internet_20_link" text:visited-style-name="Visited_20_Internet_20_Link"><text:span text:style-name="T11">if="line.sr_no_label != 'Avg. Resistivity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"><text:user-field-get text:name="py3o.line.sr_no_label">Sr. No</text:user-field-get></text:p>
          </table:table-cell>
          <table:table-cell table:style-name="Table2.A2" office:value-type="string">
            <text:p text:style-name="P15"><text:user-field-get text:name="py3o.line.spacing">Spacing</text:user-field-get></text:p>
          </table:table-cell>
          <table:table-cell table:style-name="Table2.A2" office:value-type="string">
            <text:p text:style-name="P15"><text:user-field-get style:data-style-name="N2" text:name="py3o.line.resistivity_n1">0.00</text:user-field-get></text:p>
          </table:table-cell>
          <table:table-cell table:style-name="Table2.A2" office:value-type="string">
            <text:p text:style-name="P15"><text:user-field-get style:data-style-name="N2" text:name="py3o.line.resistivity_n2">0.00</text:user-field-get></text:p>
          </table:table-cell>
          <table:table-cell table:style-name="Table2.A2" office:value-type="string">
            <text:p text:style-name="P15"><text:user-field-get style:data-style-name="N2" text:name="py3o.line.resistivity_n">0.00</text:user-field-get></text:p>
          </table:table-cell>
          <table:table-cell table:style-name="Table2.A2" office:value-type="string">
            <text:p text:style-name="P15"><text:user-field-get style:data-style-name="N2" text:name="py3o.line.resistivity_ne1">0.00</text:user-field-get></text:p>
          </table:table-cell>
          <table:table-cell table:style-name="Table2.A2" office:value-type="string">
            <text:p text:style-name="P15"><text:user-field-get style:data-style-name="N2" text:name="py3o.line.resistivity_ne2">0.00</text:user-field-get></text:p>
          </table:table-cell>
          <table:table-cell table:style-name="Table2.A2" office:value-type="string">
            <text:p text:style-name="P15"><text:user-field-get style:data-style-name="N2" text:name="py3o.line.resistivity_ne">0.00</text:user-field-get></text:p>
          </table:table-cell>
          <table:table-cell table:style-name="Table2.A2" office:value-type="string">
            <text:p text:style-name="P15"><text:user-field-get style:data-style-name="N2" text:name="py3o.line.resistivity_e1">0.00</text:user-field-get></text:p>
          </table:table-cell>
          <table:table-cell table:style-name="Table2.A2" office:value-type="string">
            <text:p text:style-name="P15"><text:user-field-get style:data-style-name="N2" text:name="py3o.line.resistivity_e2">0.00</text:user-field-get></text:p>
          </table:table-cell>
          <table:table-cell table:style-name="Table2.A2" office:value-type="string">
            <text:p text:style-name="P15"><text:user-field-get style:data-style-name="N2" text:name="py3o.line.resistivity_e">0.00</text:user-field-get></text:p>
          </table:table-cell>
          <table:table-cell table:style-name="Table2.A2" office:value-type="string">
            <text:p text:style-name="P15"><text:user-field-get style:data-style-name="N2" text:name="py3o.line.resistivity_se1">0.00</text:user-field-get></text:p>
          </table:table-cell>
          <table:table-cell table:style-name="Table2.A2" office:value-type="string">
            <text:p text:style-name="P15"><text:user-field-get style:data-style-name="N2" text:name="py3o.line.resistivity_se2">0.00</text:user-field-get></text:p>
          </table:table-cell>
          <table:table-cell table:style-name="Table2.A2" office:value-type="string">
            <text:p text:style-name="P15"><text:user-field-get style:data-style-name="N2" text:name="py3o.line.resistivity_se">0.00</text:user-field-get></text:p>
          </table:table-cell>
          <table:table-cell table:style-name="Table2.A2" office:value-type="string">
            <text:p text:style-name="P15"><text:user-field-get style:data-style-name="N2" text:name="py3o.line.resistivity_s1">0.00</text:user-field-get></text:p>
          </table:table-cell>
          <table:table-cell table:style-name="Table2.A2" office:value-type="string">
            <text:p text:style-name="P15"><text:user-field-get style:data-style-name="N2" text:name="py3o.line.resistivity_s2">0.00</text:user-field-get></text:p>
          </table:table-cell>
          <table:table-cell table:style-name="Table2.A2" office:value-type="string">
            <text:p text:style-name="P15"><text:user-field-get style:data-style-name="N2" text:name="py3o.line.resistivity_s">0.00</text:user-field-get></text:p>
          </table:table-cell>
          <table:table-cell table:style-name="Table2.A2" office:value-type="string">
            <text:p text:style-name="P15"><text:user-field-get style:data-style-name="N2" text:name="py3o.line.resistivity_sw1">0.00</text:user-field-get></text:p>
          </table:table-cell>
          <table:table-cell table:style-name="Table2.A2" office:value-type="string">
            <text:p text:style-name="P15"><text:user-field-get style:data-style-name="N2" text:name="py3o.line.resistivity_sw2">0.00</text:user-field-get></text:p>
          </table:table-cell>
          <table:table-cell table:style-name="Table2.A2" office:value-type="string">
            <text:p text:style-name="P15"><text:user-field-get style:data-style-name="N2" text:name="py3o.line.resistivity_sw">0.00</text:user-field-get></text:p>
          </table:table-cell>
          <table:table-cell table:style-name="Table2.A2" office:value-type="string">
            <text:p text:style-name="P15"><text:user-field-get style:data-style-name="N2" text:name="py3o.line.resistivity_w1">0.00</text:user-field-get></text:p>
          </table:table-cell>
          <table:table-cell table:style-name="Table2.A2" office:value-type="string">
            <text:p text:style-name="P15"><text:user-field-get style:data-style-name="N2" text:name="py3o.line.resistivity_w2">0.00</text:user-field-get></text:p>
          </table:table-cell>
          <table:table-cell table:style-name="Table2.A2" office:value-type="string">
            <text:p text:style-name="P15"><text:user-field-get style:data-style-name="N2" text:name="py3o.line.resistivity_w">0.00</text:user-field-get></text:p>
          </table:table-cell>
          <table:table-cell table:style-name="Table2.A2" office:value-type="string">
            <text:p text:style-name="P15"><text:user-field-get style:data-style-name="N2" text:name="py3o.line.resistivity_nw1">0.00</text:user-field-get></text:p>
          </table:table-cell>
          <table:table-cell table:style-name="Table2.A2" office:value-type="string">
            <text:p text:style-name="P15"><text:user-field-get style:data-style-name="N2" text:name="py3o.line.resistivity_nw2">0.00</text:user-field-get></text:p>
          </table:table-cell>
          <table:table-cell table:style-name="Table2.X2" office:value-type="string">
            <text:p text:style-name="P15"><text:user-field-get style:data-style-name="N0" text:name="py3o.line.resistivity_nw">0</text:user-field-get></text:p>
          </table:table-cell>
        </table:table-row>
        <table:table-row table:style-name="Table2.1">
          <table:table-cell table:style-name="Table2.A7" table:number-columns-spanned="26" office:value-type="string">
            <text:p text:style-name="P16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8" table:number-columns-spanned="26" office:value-type="string">
            <text:p text:style-name="P16"><text:a xlink:type="simple" xlink:href="py3o://if=%22line.sr_no_label%20==%20'Avg.%20Resistivity'%22" text:style-name="Internet_20_link" text:visited-style-name="Visited_20_Internet_20_Link"><text:span text:style-name="T13">if="line.sr_no_label == 'Avg. Resistivity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9" table:number-columns-spanned="4" office:value-type="string">
            <text:p text:style-name="P17"><text:user-field-get text:name="py3o.line.sr_no_label">Sr. No</text:user-field-get></text:p>
          </table:table-cell>
          <table:covered-table-cell/>
          <table:covered-table-cell/>
          <table:covered-table-cell/>
          <table:table-cell table:style-name="Table2.A2" office:value-type="string">
            <text:p text:style-name="P17"><text:user-field-get style:data-style-name="N2" text:name="py3o.line.resistivity_n">0.00</text:user-field-get></text:p>
          </table:table-cell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office:value-type="string">
            <text:p text:style-name="P17"><text:user-field-get style:data-style-name="N2" text:name="py3o.line.resistivity_ne">0.00</text:user-field-get></text:p>
          </table:table-cell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office:value-type="string">
            <text:p text:style-name="P17"><text:user-field-get style:data-style-name="N2" text:name="py3o.line.resistivity_e">0.00</text:user-field-get></text:p>
          </table:table-cell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office:value-type="string">
            <text:p text:style-name="P17"><text:user-field-get style:data-style-name="N2" text:name="py3o.line.resistivity_se">0.00</text:user-field-get></text:p>
          </table:table-cell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office:value-type="string">
            <text:p text:style-name="P17"><text:user-field-get style:data-style-name="N2" text:name="py3o.line.resistivity_s">0.00</text:user-field-get></text:p>
          </table:table-cell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office:value-type="string">
            <text:p text:style-name="P17"><text:user-field-get style:data-style-name="N2" text:name="py3o.line.resistivity_sw">0.00</text:user-field-get></text:p>
          </table:table-cell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office:value-type="string">
            <text:p text:style-name="P17"><text:user-field-get style:data-style-name="N2" text:name="py3o.line.resistivity_w">0.00</text:user-field-get></text:p>
          </table:table-cell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X2" office:value-type="string">
            <text:p text:style-name="P17"><text:user-field-get style:data-style-name="N0" text:name="py3o.line.resistivity_nw">0</text:user-field-get></text:p>
          </table:table-cell>
        </table:table-row>
        <table:table-row table:style-name="Table2.1">
          <table:table-cell table:style-name="Table2.A10" table:number-columns-spanned="26" office:value-type="string">
            <text:p text:style-name="P18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6" office:value-type="string">
            <text:p text:style-name="P19"><text:a xlink:type="simple" xlink:href="py3o:///for" text:style-name="Internet_20_link" text:visited-style-name="Visited_20_Internet_20_Link"><text:span text:style-name="T10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Pin Spacing</text:p>
          </table:table-cell>
          <table:table-cell table:style-name="Table1.B1" office:value-type="string">
            <text:p text:style-name="P22">Equivalent Radius (i.e. av. Resistivity for each Spacing By polar Curve (Ω m)</text:p>
          </table:table-cell>
        </table:table-row>
        <table:table-row table:style-name="Table1.1">
          <table:table-cell table:style-name="Table1.A2" table:number-columns-spanned="2" office:value-type="string">
            <text:p text:style-name="P23"><text:a xlink:type="simple" xlink:href="py3o://for=%22line%20in%20obj.pin_line_ids%22" text:style-name="Internet_20_link" text:visited-style-name="Visited_20_Internet_20_Link"><text:span text:style-name="T14">for="line in obj.pin_line_ids"</text:span></text:a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24"><text:user-field-get text:name="py3o.line.pin_spacing">pin_spacing</text:user-field-get></text:p>
          </table:table-cell>
          <table:table-cell table:style-name="Table1.A2" office:value-type="string">
            <text:p text:style-name="P25"><text:user-field-get style:data-style-name="N2" text:name="py3o.line.equivalent_radius">0.00</text:user-field-get></text:p>
          </table:table-cell>
        </table:table-row>
        <table:table-row table:style-name="Table1.1">
          <table:table-cell table:style-name="Table1.A2" table:number-columns-spanned="2" office:value-type="string">
            <text:p text:style-name="P23"><text:a xlink:type="simple" xlink:href="py3o:///for" text:style-name="Internet_20_link" text:visited-style-name="Visited_20_Internet_20_Link"><text:span text:style-name="T10">/for</text:span></text:a></text:p>
          </table:table-cell>
          <table:covered-table-cell/>
        </table:table-row>
      </table:table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6"><text:span text:style-name="T15">Average Equivalent Radius</text:span> </text:p>
          </table:table-cell>
          <table:table-cell table:style-name="Table3.A1" office:value-type="string">
            <text:p text:style-name="P27">Recommended ERT</text:p>
          </table:table-cell>
          <table:table-cell table:style-name="Table3.C1" office:value-type="string">
            <text:p text:style-name="P28"><text:span text:style-name="T16">Class of Soil as </text:span><text:span text:style-name="T4">per IS 3043:2018 Clause 13.6.1) at Page No.23</text:span></text:p>
          </table:table-cell>
        </table:table-row>
        <table:table-row table:style-name="Table3.1">
          <table:table-cell table:style-name="Table3.A2" office:value-type="string">
            <text:p text:style-name="P26"><text:user-field-get style:data-style-name="N0" text:name="py3o.obj.avg_equivalent_radius">0</text:user-field-get></text:p>
          </table:table-cell>
          <table:table-cell table:style-name="Table3.A2" office:value-type="string">
            <text:p text:style-name="P29"><text:user-field-get text:name="py3o.obj.ert_recommended">ert_recommended</text:user-field-get></text:p>
          </table:table-cell>
          <table:table-cell table:style-name="Table3.C2" office:value-type="string">
            <text:p text:style-name="P29"><text:user-field-get text:name="py3o.obj.class_of_soil">class_of_soil</text:user-field-get></text:p>
          </table:table-cell>
        </table:table-row>
      </table:table>
      <text:p text:style-name="P25"/>
      <text:p text:style-name="P30"><text:a xlink:type="simple" xlink:href="py3o://for=%22line%20in%20obj.line_ids%22" text:style-name="Internet_20_link" text:visited-style-name="Visited_20_Internet_20_Link"><text:span text:style-name="T17">for="line in obj.line_ids"</text:span></text:a></text:p>
      <text:p text:style-name="P31"><text:soft-page-break/></text:p>
      <text:p text:style-name="P30"><text:a xlink:type="simple" xlink:href="py3o://if=%22line.graph_image%22" text:style-name="Internet_20_link" text:visited-style-name="Visited_20_Internet_20_Link"><text:span text:style-name="T12">if="line.graph_image"</text:span></text:a></text:p>
      <text:p text:style-name="P31"><draw:a xlink:type="simple" xlink:href="py3o://if=%22line.graph_image%22"><draw:frame draw:style-name="fr1" draw:name="py3o.image(b64decode(line.graph_image), 'png', width='10cm', height='10cm')" text:anchor-type="char" svg:width="2cm" draw:z-index="0"><draw:text-box fo:min-height="0.499cm"><text:p text:style-name="Frame_20_contents"/></draw:text-box></draw:frame></draw:a></text:p>
      <text:p text:style-name="P30"><text:a xlink:type="simple" xlink:href="py3o:///if" text:style-name="Internet_20_link" text:visited-style-name="Visited_20_Internet_20_Link"><text:span text:style-name="T12">/if</text:span></text:a></text:p>
      <text:p text:style-name="P30"><text:a xlink:type="simple" xlink:href="py3o:///for" text:style-name="Internet_20_link" text:visited-style-name="Visited_20_Internet_20_Link"><text:span text:style-name="T18">/for</text:span></text:a></text:p>
      <text:p text:style-name="P32"><text:tab/></text:p>
      <text:p text:style-name="Standard"><text:a xlink:type="simple" xlink:href="py3o:///for" text:style-name="Internet_20_link" text:visited-style-name="Visited_20_Internet_20_Link"><text:span text:style-name="T1">/for</text:span></text:a>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creation-date>2025-06-27T16:12:00</meta:creation-date>
    <dc:date>2025-09-10T17:17:43.080093600</dc:date>
    <meta:editing-cycles>145</meta:editing-cycles>
    <meta:editing-duration>PT11H50M43S</meta:editing-duration>
    <meta:initial-creator>USER</meta:initial-creator>
    <meta:document-statistic meta:table-count="3" meta:image-count="0" meta:object-count="0" meta:page-count="2" meta:paragraph-count="100" meta:word-count="216" meta:character-count="1413" meta:non-whitespace-character-count="1278"/>
    <meta:template xlink:type="simple" xlink:actuate="onRequest" xlink:title="" xlink:href="../../../../../Users/Lokesh/AppData/Local/Microsoft/Windows/INetCache/IE/48W4DVHX/soil_resistivity%5B1%5D.odt/Normal.dotm"/>
  </office:meta>
</office:document-meta>
</file>